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8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text-properties fo:font-family="Verdana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Tahoma" style:font-family-generic="swiss" style:font-pitch="variable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family="Verdana" style:font-family-generic="swiss" style:font-pitch="variable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ample Scenario Schema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5cm" svg:x2="24cm" svg:y2="4.5cm">
          <text:p/>
        </draw:line>
        <draw:line draw:style-name="gr1" draw:text-style-name="P3" draw:layer="layout" svg:x1="2.5cm" svg:y1="4cm" svg:x2="2.5cm" svg:y2="5cm">
          <text:p/>
        </draw:line>
        <draw:line draw:style-name="gr2" draw:text-style-name="P4" draw:layer="layout" svg:x1="11cm" svg:y1="4cm" svg:x2="11cm" svg:y2="17.5cm">
          <text:p/>
        </draw:line>
        <draw:frame draw:style-name="gr3" draw:text-style-name="P6" draw:layer="layout" svg:width="3.639cm" svg:height="0.758cm" svg:x="9.261cm" svg:y="3.342cm">
          <draw:text-box>
            <text:p text:style-name="P5"><text:span text:style-name="T2">@today_pretty@</text:span></text:p>
          </draw:text-box>
        </draw:frame>
        <draw:frame draw:style-name="gr3" draw:text-style-name="P8" draw:layer="layout" svg:width="6.022cm" svg:height="0.758cm" svg:x="2.378cm" svg:y="4.5cm">
          <draw:text-box>
            <text:p text:style-name="P7"><text:span text:style-name="T2">@project_start_date_pretty@</text:span></text:p>
          </draw:text-box>
        </draw:frame>
        <draw:frame draw:style-name="gr3" draw:text-style-name="P6" draw:layer="layout" svg:width="5.874cm" svg:height="0.758cm" svg:x="18.226cm" svg:y="4.542cm">
          <draw:text-box>
            <text:p text:style-name="P9"><text:span text:style-name="T2">@project_end_date_pretty@</text:span></text:p>
          </draw:text-box>
        </draw:frame>
        <draw:g>
          <draw:custom-shape draw:style-name="gr4" draw:text-style-name="P11" draw:layer="layout" svg:width="7.201cm" svg:height="0.802cm" svg:x="2.502cm" svg:y="6.7cm">
            <text:list text:style-name="L2">
              <text:list-header>
                <text:p text:style-name="P10"><text:span text:style-name="T3">Phase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7.201cm" svg:height="0.802cm" svg:x="2.503cm" svg:y="7.7cm">
            <text:list text:style-name="L2">
              <text:list-header>
                <text:p text:style-name="P10"><text:span text:style-name="T3">Phase 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6cm" svg:height="0.1cm" svg:x="2.502cm" svg:y="8.4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cm" svg:height="0.1cm" svg:x="2.502cm" svg:y="7.70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7.201cm" svg:height="0.802cm" svg:x="2.5cm" svg:y="5.698cm">
          <text:list text:style-name="L2">
            <text:list-header>
              <text:p text:style-name="P10"><text:span text:style-name="T3">@project_phase_name@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6cm" svg:height="0.1cm" svg:x="2.5cm" svg:y="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cm" svg:height="0.1cm" svg:x="2.5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3</meta:editing-cycles>
    <meta:editing-duration>PT00H57M44S</meta:editing-duration>
    <dc:date>2012-01-04T11:48:30.09</dc:date>
    <dc:creator>Frank Bergmann</dc:creator>
    <meta:generator>OpenOffice.org/3.2$Win32 OpenOffice.org_project/320m18$Build-9502</meta:generator>
    <meta:document-statistic meta:object-count="56"/>
  </office:meta>
</office:document-meta>
</file>